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101]" office:value-type="float" office:value="0.726190476190476">
            <text:p>0.7261904762</text:p>
          </table:table-cell>
          <table:table-cell table:formula="of:=[.J101]" office:value-type="float" office:value="0.278096245414017">
            <text:p>0.2780962454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00745503680924425">
            <text:p>0.0007455037</text:p>
          </table:table-cell>
          <table:table-cell table:formula="of:=[.$F44]" office:value-type="float" office:value="1">
            <text:p>1</text:p>
          </table:table-cell>
          <table:table-cell table:formula="of:=[.$J44]" office:value-type="float" office:value="0.0106210614056146">
            <text:p>0.0106210614</text:p>
          </table:table-cell>
          <table:table-cell table:formula="of:=[.$F66]" office:value-type="float" office:value="0.761904761904762">
            <text:p>0.7619047619</text:p>
          </table:table-cell>
          <table:table-cell table:formula="of:=[.$J66]" office:value-type="float" office:value="0.139195490473942">
            <text:p>0.1391954905</text:p>
          </table:table-cell>
          <table:table-cell table:formula="of:=[.$F88]" office:value-type="float" office:value="0.142857142857143">
            <text:p>0.1428571429</text:p>
          </table:table-cell>
          <table:table-cell table:formula="of:=[.$J88]" office:value-type="float" office:value="0.961822926095588">
            <text:p>0.9618229261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940448881809481">
            <text:p>0.9404488818</text:p>
          </table:table-cell>
          <table:table-cell table:formula="of:=[.$F100]" office:value-type="float" office:value="0.0476190476190476">
            <text:p>0.0476190476</text:p>
          </table:table-cell>
          <table:table-cell table:formula="of:=[.$J100]" office:value-type="float" office:value="0.657592758003211">
            <text:p>0.657592758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1006">
            <text:p>1006</text:p>
          </table:table-cell>
          <table:table-cell table:formula="of:=ABS([.I8]-[.H8])/[.H8]" office:value-type="float" office:value="0.0156555772994129">
            <text:p>0.01565557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1">
            <text:p>861</text:p>
          </table:table-cell>
          <table:table-cell table:formula="of:=ABS([.I9]-[.H9])/[.H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2">
            <text:p>922</text:p>
          </table:table-cell>
          <table:table-cell table:formula="of:=ABS([.I14]-[.H14])/[.H1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21">
            <text:p>821</text:p>
          </table:table-cell>
          <table:table-cell table:formula="of:=ABS([.I15]-[.H15])/[.H1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80">
            <text:p>980</text:p>
          </table:table-cell>
          <table:table-cell table:formula="of:=ABS([.I16]-[.H16])/[.H1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71">
            <text:p>1171</text:p>
          </table:table-cell>
          <table:table-cell table:formula="of:=ABS([.I18]-[.H18])/[.H1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000745503680924425">
            <text:p>0.0007455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80">
            <text:p>880</text:p>
          </table:table-cell>
          <table:table-cell table:formula="of:=ABS([.I24]-[.H24])/[.H2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746">
            <text:p>746</text:p>
          </table:table-cell>
          <table:table-cell table:formula="of:=ABS([.I26]-[.H26])/[.H26]" office:value-type="float" office:value="0.0604534005037783">
            <text:p>0.06045340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61">
            <text:p>761</text:p>
          </table:table-cell>
          <table:table-cell table:formula="of:=ABS([.I29]-[.H29])/[.H29]" office:value-type="float" office:value="0.0639606396063961">
            <text:p>0.06396063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61">
            <text:p>761</text:p>
          </table:table-cell>
          <table:table-cell table:formula="of:=ABS([.I31]-[.H31])/[.H3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743">
            <text:p>743</text:p>
          </table:table-cell>
          <table:table-cell table:formula="of:=ABS([.I32]-[.H32])/[.H32]" office:value-type="float" office:value="0.0559085133418043">
            <text:p>0.05590851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88">
            <text:p>788</text:p>
          </table:table-cell>
          <table:table-cell table:formula="of:=ABS([.I33]-[.H33])/[.H33]" office:value-type="float" office:value="0.00630517023959647">
            <text:p>0.00630517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11">
            <text:p>1011</text:p>
          </table:table-cell>
          <table:table-cell table:formula="of:=ABS([.I34]-[.H34])/[.H3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5]-[.H35])/[.H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7">
            <text:p>897</text:p>
          </table:table-cell>
          <table:table-cell table:formula="of:=ABS([.I36]-[.H36])/[.H3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688">
            <text:p>688</text:p>
          </table:table-cell>
          <table:table-cell table:formula="of:=ABS([.I37]-[.H37])/[.H37]" office:value-type="float" office:value="0.0364145658263305">
            <text:p>0.03641456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95">
            <text:p>995</text:p>
          </table:table-cell>
          <table:table-cell table:formula="of:=ABS([.I41]-[.H41])/[.H4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66">
            <text:p>866</text:p>
          </table:table-cell>
          <table:table-cell table:formula="of:=ABS([.I42]-[.H42])/[.H4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6">
            <text:p>936</text:p>
          </table:table-cell>
          <table:table-cell table:formula="of:=ABS([.I43]-[.H43])/[.H43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21">
            <text:p>21</text:p>
          </table:table-cell>
          <table:table-cell table:style-name="ce1" table:formula="of:=[.E44]/21" office:value-type="float" office:value="1">
            <text:p>1</text:p>
          </table:table-cell>
          <table:table-cell table:number-columns-repeated="3"/>
          <table:table-cell table:style-name="ce1" table:formula="of:=AVERAGE([.J23:.J43])" office:value-type="float" office:value="0.0106210614056146">
            <text:p>0.01062106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590">
            <text:p>590</text:p>
          </table:table-cell>
          <table:table-cell table:formula="of:=ABS([.I45]-[.H45])/[.H45]" office:value-type="float" office:value="0.203778677462888">
            <text:p>0.20377867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19">
            <text:p>819</text:p>
          </table:table-cell>
          <table:table-cell table:formula="of:=ABS([.I46]-[.H46])/[.H4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798">
            <text:p>798</text:p>
          </table:table-cell>
          <table:table-cell table:formula="of:=ABS([.I47]-[.H47])/[.H4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978">
            <text:p>978</text:p>
          </table:table-cell>
          <table:table-cell table:formula="of:=ABS([.I49]-[.H49])/[.H49]" office:value-type="float" office:value="0.0374015748031496">
            <text:p>0.037401574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727">
            <text:p>727</text:p>
          </table:table-cell>
          <table:table-cell table:formula="of:=ABS([.I50]-[.H50])/[.H50]" office:value-type="float" office:value="0.0175675675675676">
            <text:p>0.01756756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684">
            <text:p>684</text:p>
          </table:table-cell>
          <table:table-cell table:formula="of:=ABS([.I51]-[.H51])/[.H51]" office:value-type="float" office:value="0.0406732117812062">
            <text:p>0.04067321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848">
            <text:p>848</text:p>
          </table:table-cell>
          <table:table-cell table:formula="of:=ABS([.I52]-[.H52])/[.H52]" office:value-type="float" office:value="0.0556792873051225">
            <text:p>0.05567928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53]-[.H53])/[.H53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671">
            <text:p>671</text:p>
          </table:table-cell>
          <table:table-cell table:formula="of:=ABS([.I54]-[.H54])/[.H54]" office:value-type="float" office:value="0.0744827586206896">
            <text:p>0.07448275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55]-[.H55])/[.H55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56]-[.H56])/[.H56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829">
            <text:p>829</text:p>
          </table:table-cell>
          <table:table-cell table:formula="of:=ABS([.I57]-[.H57])/[.H5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691">
            <text:p>691</text:p>
          </table:table-cell>
          <table:table-cell table:formula="of:=ABS([.I58]-[.H58])/[.H5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59]-[.H59])/[.H59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825">
            <text:p>825</text:p>
          </table:table-cell>
          <table:table-cell table:formula="of:=ABS([.I60]-[.H60])/[.H60]" office:value-type="float" office:value="0.024822695035461">
            <text:p>0.0248226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830">
            <text:p>830</text:p>
          </table:table-cell>
          <table:table-cell table:formula="of:=ABS([.I61]-[.H61])/[.H61]" office:value-type="float" office:value="0.0919037199124726">
            <text:p>0.09190371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table:formula="of:=ABS([.I62]-[.H62])/[.H62]" office:value-type="float" office:value="0.0110663983903421">
            <text:p>0.01106639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715">
            <text:p>715</text:p>
          </table:table-cell>
          <table:table-cell table:formula="of:=ABS([.I64]-[.H64])/[.H64]" office:value-type="float" office:value="0.0415549597855228">
            <text:p>0.04155495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814">
            <text:p>814</text:p>
          </table:table-cell>
          <table:table-cell table:formula="of:=ABS([.I65]-[.H65])/[.H65]" office:value-type="float" office:value="0.110382513661202">
            <text:p>0.110382513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16">
            <text:p>16</text:p>
          </table:table-cell>
          <table:table-cell table:style-name="ce1" table:formula="of:=[.E66]/21" office:value-type="float" office:value="0.761904761904762">
            <text:p>0.7619047619</text:p>
          </table:table-cell>
          <table:table-cell table:number-columns-repeated="3"/>
          <table:table-cell table:style-name="ce1" table:formula="of:=AVERAGE([.J45:.J65])" office:value-type="float" office:value="0.139195490473942">
            <text:p>0.139195490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502">
            <text:p>502</text:p>
          </table:table-cell>
          <table:table-cell table:formula="of:=ABS([.I67]-[.H67])/[.H6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8]-[.H68])/[.H6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71]-[.H71])/[.H71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1045">
            <text:p>1045</text:p>
          </table:table-cell>
          <table:table-cell table:formula="of:=ABS([.I72]-[.H72])/[.H72]" office:value-type="float" office:value="0.274390243902439">
            <text:p>0.27439024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3]-[.H73])/[.H7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766">
            <text:p>766</text:p>
          </table:table-cell>
          <table:table-cell table:formula="of:=ABS([.I74]-[.H74])/[.H74]" office:value-type="float" office:value="0.0870083432657926">
            <text:p>0.08700834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5]-[.H75])/[.H75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32">
            <text:p>932</text:p>
          </table:table-cell>
          <table:table-cell table:formula="of:=ABS([.I76]-[.H76])/[.H76]" office:value-type="float" office:value="4.54761904761905">
            <text:p>4.547619047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558">
            <text:p>558</text:p>
          </table:table-cell>
          <table:table-cell table:formula="of:=ABS([.I77]-[.H77])/[.H77]" office:value-type="float" office:value="0.0176056338028169">
            <text:p>0.01760563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1]-[.H81])/[.H81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1">
            <text:p>971</text:p>
          </table:table-cell>
          <table:table-cell table:formula="of:=ABS([.I82]-[.H82])/[.H82]" office:value-type="float" office:value="1.24249422632794">
            <text:p>1.24249422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83]-[.H83])/[.H8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5]-[.H85])/[.H85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7]-[.H87])/[.H8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3">
            <text:p>3</text:p>
          </table:table-cell>
          <table:table-cell table:style-name="ce1" table:formula="of:=[.E88]/21" office:value-type="float" office:value="0.142857142857143">
            <text:p>0.1428571429</text:p>
          </table:table-cell>
          <table:table-cell table:number-columns-repeated="3"/>
          <table:table-cell table:style-name="ce1" table:formula="of:=AVERAGE([.J67:.J87])" office:value-type="float" office:value="0.961822926095588">
            <text:p>0.96182292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]-[.H89])/[.H89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56">
            <text:p>1156</text:p>
          </table:table-cell>
          <table:table-cell table:formula="of:=ABS([.I90]-[.H90])/[.H90]" office:value-type="float" office:value="0.923460898502496">
            <text:p>0.923460898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91]-[.H91])/[.H9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82">
            <text:p>982</text:p>
          </table:table-cell>
          <table:table-cell table:formula="of:=ABS([.I92]-[.H92])/[.H92]" office:value-type="float" office:value="1.29439252336449">
            <text:p>1.29439252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3]-[.H93])/[.H9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940448881809481">
            <text:p>0.94044888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5]-[.H95])/[.H9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6]-[.H96])/[.H9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7]-[.H97])/[.H9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790">
            <text:p>790</text:p>
          </table:table-cell>
          <table:table-cell table:formula="of:=ABS([.I98]-[.H98])/[.H9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99]-[.H99])/[.H99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1">
            <text:p>1</text:p>
          </table:table-cell>
          <table:table-cell table:style-name="ce1" table:formula="of:=[.E100]/21" office:value-type="float" office:value="0.0476190476190476">
            <text:p>0.0476190476</text:p>
          </table:table-cell>
          <table:table-cell table:number-columns-repeated="3"/>
          <table:table-cell table:style-name="ce1" table:formula="of:=AVERAGE([.J95:.J99])" office:value-type="float" office:value="0.657592758003211">
            <text:p>0.65759275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61">
            <text:p>61</text:p>
          </table:table-cell>
          <table:table-cell table:style-name="ce1" table:formula="of:=[.E101]/(4*21)" office:value-type="float" office:value="0.726190476190476">
            <text:p>0.7261904762</text:p>
          </table:table-cell>
          <table:table-cell table:number-columns-repeated="3"/>
          <table:table-cell table:formula="of:=AVERAGE([.J67:.J87];[.J45:.J65];[.J23:.J43];[.J1:.J21])" office:value-type="float" office:value="0.278096245414017">
            <text:p>0.2780962454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7:11:35</dc:date>
    <meta:document-statistic meta:table-count="1" meta:cell-count="991" meta:object-count="0"/>
    <meta:generator>LibreOffice/4.0.3.3$Linux_x86 LibreOffice_project/400m0$Build-3</meta:generator>
  </office:meta>
</office:document-meta>
</file>